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vs.Redis vs. S3 vs. Cassandra with RTT = 0 (direct only - the throughput will make the pre-emptive pulls matter)</text:p>
        </text:list-item>
      </text:list>
      <text:h text:style-name="Heading_20_2" text:outline-level="2"><text:bookmark-start text:name="throughput"/>Throughput<text:bookmark-end text:name="throughput"/></text:h>
      <text:list text:style-name="L132">
        <text:list-item>
          <text:p text:style-name="P132">TODO: Benchmark for development of throughput of baseline vs. userfault vs. direct vs. managed with RTT = 0 (we can’t add a RTT to baseline)</text:p>
        </text:list-item>
        <text:list-item>
          <text:p text:style-name="P132">TODO: Benchmark for development of throughput of userfault vs. direct vs. managed as RTT increases</text:p>
        </text:list-item>
        <text:list-item>
          <text:p text:style-name="P132">TODO: Benchmark for development of throughput of userfault vs. direct vs. managed with RTT=1ms,10ms,100ms and 1s as number of workers increases (always 0 workers for userfault and direct)</text:p>
        </text:list-item>
        <text:list-item>
          <text:p text:style-name="P132">TODO: Benchmark for throughput for memory vs. file vs. directory vs. Redis vs. S3 vs. Cassandra with RTT = 0 (direct mount, managed mount)</text:p>
        </text:list-item>
        <text:list-item>
          <text:p text:style-name="P132">TODO: Benchmark for throughput for memory vs. file vs. directory vs. Redis vs. S3 vs. Cassandra with RTT=1ms,10ms,100ms and 1s as number of workers increases (direct mount, managed mount) (the point of this is to show expected read performance for the backends in real-life - even though RTT will be the majority of the delay here, the concurrent access speeds/overhead will still matter a bit, and it provids data for real-life deployment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5T21:30:07Z</meta:creation-date>
    <dc:date>2023-07-25T21:30:0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